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14b0" officeooo:paragraph-rsid="001714b0"/>
    </style:style>
    <style:style style:name="P2" style:family="paragraph" style:parent-style-name="Standard">
      <style:text-properties officeooo:rsid="0018aaaf" officeooo:paragraph-rsid="001714b0"/>
    </style:style>
    <style:style style:name="P3" style:family="paragraph" style:parent-style-name="Standard">
      <style:text-properties officeooo:rsid="0018aaaf" officeooo:paragraph-rsid="0018aaaf"/>
    </style:style>
    <style:style style:name="P4" style:family="paragraph" style:parent-style-name="Standard">
      <style:text-properties officeooo:rsid="0019d08d" officeooo:paragraph-rsid="0019d08d"/>
    </style:style>
    <style:style style:name="P5" style:family="paragraph" style:parent-style-name="Standard">
      <style:text-properties officeooo:rsid="001a9dff" officeooo:paragraph-rsid="001a9dff"/>
    </style:style>
    <style:style style:name="P6" style:family="paragraph" style:parent-style-name="Standard">
      <style:text-properties officeooo:rsid="001b81ac" officeooo:paragraph-rsid="001b81ac"/>
    </style:style>
    <style:style style:name="P7" style:family="paragraph" style:parent-style-name="Standard">
      <style:text-properties officeooo:rsid="001ca029" officeooo:paragraph-rsid="001ca029"/>
    </style:style>
    <style:style style:name="T1" style:family="text">
      <style:text-properties officeooo:rsid="0018aaaf"/>
    </style:style>
    <style:style style:name="T2" style:family="text">
      <style:text-properties officeooo:rsid="0019d08d"/>
    </style:style>
    <style:style style:name="T3" style:family="text">
      <style:text-properties officeooo:rsid="001a9dff"/>
    </style:style>
    <style:style style:name="T4" style:family="text">
      <style:text-properties officeooo:rsid="001b81ac"/>
    </style:style>
    <style:style style:name="T5" style:family="text">
      <style:text-properties officeooo:rsid="001bc2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p>
      <text:p text:style-name="P1">Minden lényeges info</text:p>
      <text:p text:style-name="P1">robotnak egysoros paranch</text:p>
      <text:p text:style-name="P1">hiba: akkor kijavíja</text:p>
      <text:p text:style-name="P1">kérdés: akkor megválaszolja</text:p>
      <text:p text:style-name="P1"/>
      <text:p text:style-name="P1">A legritkább esetben egyezhet meg az ügyfél által adott summary-val</text:p>
      <text:p text:style-name="P1">El kell tudnom indulni a summary alapján</text:p>
      <text:p text:style-name="P1">Ha a válaszom/javításom megfelel a summary-nek, akkor el kell fogadni. <text:span text:style-name="T1">Nem hivatkozhatunk arra, hogy a description-ben benne volt. Pl. a description lehet 1000 soros, aminek nyilván nem lehet megfelelni.</text:span></text:p>
      <text:p text:style-name="P1"/>
      <text:p text:style-name="P1">Description</text:p>
      <text:p text:style-name="P1"/>
      <text:p text:style-name="P3">1. Summary részletesen</text:p>
      <text:p text:style-name="P1">Részletes kibontása a summary-nak, de nem tartalmazhat lényeges új információt a summary-hez képest. <text:span text:style-name="T1">Itt lehet pontosítani/egyértelműsíteni a summary-ben szereplő szavakat.</text:span></text:p>
      <text:p text:style-name="P1"/>
      <text:p text:style-name="P3">Példa. a summary ez volt:</text:p>
      <text:p text:style-name="P3">“Nem lehet üres select-et létrehozni ...”</text:p>
      <text:p text:style-name="P3">Itt lehet megmagyarázni, hogy mit jelent az “üres select”. Üres option-value? Üres option-text? Mindkettő üres? Olyan select aminek nincsenek option-jei?</text:p>
      <text:p text:style-name="P2"/>
      <text:p text:style-name="P3">Példa:</text:p>
      <text:p text:style-name="P4"/>
      <text:p text:style-name="P1"/>
      <text:p text:style-name="P1"/>
      <text:p text:style-name="P1"><text:span text:style-name="T1">2. </text:span>Reprodukcios lépések</text:p>
      <text:p text:style-name="P3">Nem a lépésekből kell kiderülni, hogy mi a hiba, mit kell javítanom. Annak a summary-ből világosan kell látszódnia. <text:span text:style-name="T2">A lépések elvezetnek egy hibajelenségig, de simán elképzelhető, hogy más lépések is elvezetnek ugyanahhoz a hibajelenséghez.</text:span></text:p>
      <text:p text:style-name="P3"/>
      <text:p text:style-name="P4">Igyekezni kell a lépések minimalizálására, egyszerűsítésére, de csak az ügyfél jóváhagyásával.</text:p>
      <text:p text:style-name="P5">Én is megprólálom majd egyszerűsíteni a lépéseket, és ha majd emiatt más issuet oldok meg, az az én saram lesz.</text:p>
      <text:p text:style-name="P1"/>
      <text:p text:style-name="P1"><text:span text:style-name="T1">3. </text:span>Elvárt működés</text:p>
      <text:p text:style-name="P3">A javításom után ezt kell produkálnia a portálnak. <text:span text:style-name="T2">Így kell működnie.</text:span></text:p>
      <text:p text:style-name="P4">Erre fog irányulni a munkám. <text:span text:style-name="T3">Ezt szeretné az ügyfél.</text:span></text:p>
      <text:p text:style-name="P7">Ha itt írtok pár tesztesetet, az külön öröm számomra plussz teljesen dokumentálja az elvárt működést, de nem szükséges. Ellenben ha én írok, azt jóvá kellene hagynotok. Ezt mondjuk előre kellene csinálnunk (mielőtt elkezdenék javítani) de hát senki se lehet tökéletes.</text:p>
      <text:p text:style-name="P3"/>
      <text:p text:style-name="P1"><text:span text:style-name="T1">4. </text:span>Tapasztalt működés</text:p>
      <text:p text:style-name="P5">Ez az, ami előjön az ügyfélnél is, nálad is, ez az, ami nem tetszik az ügyfélnek, amin változtatni akar.</text:p>
      <text:p text:style-name="P1"/>
      <text:p text:style-name="P1">Ügyfél kommunikáció</text:p>
      <text:p text:style-name="P1">Ujrafogalmazás – amíg az ügyfél egyet nem ért vele</text:p>
      <text:p text:style-name="P1">reprodukciós lépések jóváhagyatása az ügyféllel</text:p>
      <text:p text:style-name="P1"><text:soft-page-break/>törekedni tomcat bundle-re!</text:p>
      <text:p text:style-name="P5">Elkérni mindent. Portleteket forrásban is, deployolhatóan is.</text:p>
      <text:p text:style-name="P1"/>
      <text:p text:style-name="P1">Újrafogalmazás</text:p>
      <text:p text:style-name="P1">Megfelelő nyelvezettel (szakmai nyelven, jó nyelvtannal)</text:p>
      <text:p text:style-name="P1">Egyértelműen fogalmazva</text:p>
      <text:p text:style-name="P1">Tömören, lényegre törően</text:p>
      <text:p text:style-name="P1">Vigyázva a szélsőséges esetekre</text:p>
      <text:p text:style-name="P3">Öngólt rúgunk, ha az LPP summary-je, description-je nem ebből indul ki.</text:p>
      <text:p text:style-name="P4">Nem biztos, hogy el fogom olvasni a LESA ticketet. Csak akkor szoktam, ha felmerül bennem a gyanú, hogy nem ügyfél-issuet kaptam <text:span text:style-name="T4">vagy ha elakadtam és kiskapukat keresek.</text:span></text:p>
      <text:p text:style-name="P4">Öngólt rúgunk, ha az ügyfél nem hagyja jóvá az újrafogalmazást. Nagy valószínűséggel máson fogunk dolgozni, mint amit ő akar. Az pedig kidobott pénz.</text:p>
      <text:p text:style-name="P4">Az ügyfél sokszor sietve ír, első felindulásból. Nem angol az anyanyelve (legalább 5x fordítunk, mire hozzám kerül az issue, talán egészen más van az ügyfél fejében, mint ami az enyémben lesz). Nem ismeri a portálunk szakkifejezéseit, sokszor az IT szakkifejezéseket sem használja pontosan.</text:p>
      <text:p text:style-name="P5">A CS legnehezebb feladata (szerintem) azt leírni, amit az ügyfél gondol. Mit is akar valójában tőlünk? Mit akart csinálni, amikor felfedezte ezt a hibát? Lehet, hogy nem is segítene rajta, ha kijavítanánk, mert amit akar, azt máshogy kell megvalósítani.</text:p>
      <text:p text:style-name="P5"/>
      <text:p text:style-name="P1">Pl.</text:p>
      <text:p text:style-name="P1">“Beállítom a portal properties-ben X-et, nem indul el a portál”</text:p>
      <text:p text:style-name="P3">Egyértelműnek tűnik? Pedig nem az:</text:p>
      <text:p text:style-name="P1"/>
      <text:p text:style-name="P1">“Üres portal-ext.properties-el elindul a portál hiba nélkül és használható.</text:p>
      <text:p text:style-name="P1">Ha a portal-ext.properties-ben beállít<text:span text:style-name="T1">om</text:span> az X property értékét Y-ra akkor a következő történik:</text:p>
      <text:p text:style-name="P1">….. <text:span text:style-name="T1">Az elvárt működés pedig: ...</text:span>”</text:p>
      <text:p text:style-name="P1"/>
      <text:p text:style-name="P4">Pl. “Beállítom a contextet és a ...”</text:p>
      <text:p text:style-name="P4"/>
      <text:p text:style-name="P4">De az ügyfélnél nincs kontext beállítva! Hiába javítom ki ezt a hibát, max 50% az esély arra, hogy az ügyfélnél is megjavul. Ez pedig kevés, legalább 90% kell.</text:p>
      <text:p text:style-name="P1"/>
      <text:p text:style-name="P5">Pl Summary:</text:p>
      <text:p text:style-name="P5">“Hogy lehet aggregálni a javascript fájlokat?”</text:p>
      <text:p text:style-name="P5"/>
      <text:p text:style-name="P5">A description-ből pedig az derül ki, hogy <text:span text:style-name="T4">aggódik a sávszélesség miatt, tehát </text:span>minify-olni is akar, De nem derül ki, hogy a custom js-eire gondol-<text:span text:style-name="T4">e.</text:span></text:p>
      <text:p text:style-name="P5">Majd később kiderül, hogy JSF portletek portálunk által nyújtott js-eire gondol.</text:p>
      <text:p text:style-name="P5">Ráadásul nem aggregálni akarja, hanem úgy látja, feleslegesen töltődnek be.</text:p>
      <text:p text:style-name="P5"/>
      <text:p text:style-name="P5">Szerintem addig kell újra és újra fogalmazni, amíg ki nem derül, mi zavarja az ügyfelet és miért zavarja és mit akar elérni és hogy próbálta elérni.</text:p>
      <text:p text:style-name="P5">Ezután lehetne csak reprodukálni.</text:p>
      <text:p text:style-name="P5"/>
      <text:p text:style-name="P5">Reprodukciós lépések</text:p>
      <text:p text:style-name="P5">Az ügyfélnek látnia kell, el kell fogadnia. <text:span text:style-name="T4">Ha rábólint, és később kiderül, hogy mégse ezek a lépések, az már az ő sara, új ticket, új határidő.</text:span></text:p>
      <text:p text:style-name="P5"/>
      <text:p text:style-name="P6"><text:soft-page-break/>Környezet</text:p>
      <text:p text:style-name="P6">Szeretjük a tomcat bundle-t. Azon reprodukáljuk a hibákat, azon javítunk és azon tesztelünk.</text:p>
      <text:p text:style-name="P6">Ha a CS nem ezen tesztel és reklamál, hogy nem jó a javítás, csak felidegesítem magam. Nem tudok olyan javítást készíteni, ami mindenen jó. Nem tudok máson tesztelni, mint a bundle-en. És nem tudom <text:s text:c="2"/>olyanra csinálni a hotfixet sem, ami fut mindenféle customizált portálon egyedi patcheléssel. </text:p>
      <text:p text:style-name="P6">Elismerem, hogy mindenen futnia kellene a javításaimnak, csakhogy ha egy custom portálon nem <text:span text:style-name="T5">f</text:span>ut, az simán lehet egyéb (nem a kokrét ügyfél issue miatti) hiba miatt. Lehet arra LPS-t nyitni, de amíg nem egy ügyfél (sőt mi több, nem a mi podunk ügyfele) jelenti be, csak szabadidőmben javítha<text:span text:style-name="T5">t</text:span>nám ki, azt pedig inkább mással töltené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5-17T06:33:53.847266859</meta:creation-date>
    <dc:date>2014-05-17T08:08:25.842153156</dc:date>
    <dc:creator>Peter Borkuti</dc:creator>
    <meta:editing-duration>PT10M58S</meta:editing-duration>
    <meta:editing-cycles>2</meta:editing-cycles>
    <meta:generator>LibreOffice/4.1.5.3$Linux_X86_64 LibreOffice_project/410m0$Build-3</meta:generator>
    <meta:document-statistic meta:table-count="0" meta:image-count="0" meta:object-count="0" meta:page-count="3" meta:paragraph-count="61" meta:word-count="756" meta:character-count="5052" meta:non-whitespace-character-count="4353"/>
  </office:meta>
</office:document-meta>
</file>